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4cm" fo:min-width="1.543cm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1.56cm" fo:min-width="5.786cm" fo:padding-top="0.15cm" fo:padding-bottom="0.15cm" fo:padding-left="0.275cm" fo:padding-right="0.275cm" draw:shadow="visible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fill="none" draw:fill-color="#ffffff" fo:min-height="1.061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581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96cm"/>
    </style:style>
    <style:style style:name="gr10" style:family="graphic" style:parent-style-name="standard">
      <style:graphic-properties draw:stroke="none" svg:stroke-color="#000000" draw:fill="none" draw:fill-color="#ffffff" fo:min-height="0.96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3.35cm"/>
    </style:style>
    <style:style style:name="gr14" style:family="graphic" style:parent-style-name="standard">
      <style:graphic-properties draw:textarea-vertical-align="middle" draw:auto-grow-height="false" fo:min-height="2.242cm" fo:min-width="2.085cm"/>
    </style:style>
    <style:style style:name="gr15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595cm" fo:min-width="2.241cm" fo:padding-top="0.15cm" fo:padding-bottom="0.15cm" fo:padding-left="0.275cm" fo:padding-right="0.275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line-height="150%"/>
      <style:text-properties style:font-name="Lato Medium" fo:font-size="16pt" style:font-size-asian="16pt" style:font-size-complex="16pt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Lato Medium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4d1" style:font-name="Lato Medium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Lato Medium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23cm" svg:height="1.016cm" svg:x="23.662cm" svg:y="8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062cm" svg:height="2.954cm" svg:x="10.092cm" svg:y="7.739cm">
          <text:p text:style-name="P2">LANDSCAP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323cm" svg:height="1.015cm" svg:x="3.723cm" svg:y="3.95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323cm" svg:height="1.015cm" svg:x="3.724cm" svg:y="3.67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323cm" svg:height="1.015cm" svg:x="3.725cm" svg:y="3.40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6.893cm" svg:height="1.311cm" svg:x="2.707cm" svg:y="2.389cm">
          <draw:text-box>
            <text:p><text:span text:style-name="T1">Environmental variables</text:span></text:p>
          </draw:text-box>
        </draw:frame>
        <draw:frame draw:style-name="gr5" draw:text-style-name="P3" draw:layer="layout" svg:width="4.708cm" svg:height="1.311cm" svg:x="2.892cm" svg:y="6.909cm">
          <draw:text-box>
            <text:p><text:span text:style-name="T1">Niche functions</text:span></text:p>
          </draw:text-box>
        </draw:frame>
        <draw:line draw:style-name="gr6" draw:text-style-name="P4" draw:layer="layout" svg:x1="3.908cm" svg:y1="7.832cm" svg:x2="3.908cm" svg:y2="9.586cm">
          <text:p/>
        </draw:line>
        <draw:line draw:style-name="gr6" draw:text-style-name="P4" draw:layer="layout" svg:x1="6.862cm" svg:y1="9.585cm" svg:x2="3.908cm" svg:y2="9.585cm">
          <text:p/>
        </draw:line>
        <draw:frame draw:style-name="gr7" draw:text-style-name="P5" draw:layer="layout" svg:width="1.015cm" svg:height="0.848cm" svg:x="2.8cm" svg:y="8.385cm">
          <draw:text-box>
            <text:p>T</text:p>
          </draw:text-box>
        </draw:frame>
        <draw:path draw:style-name="gr8" draw:text-style-name="P4" draw:layer="layout" svg:width="0.779cm" svg:height="1.062cm" draw:transform="skewX (-0.122696646415201) rotate (-0.182735972683807) translate (3.97196042376658cm 8.52073705928287cm)" svg:viewBox="0 0 780 1063" svg:d="M0 1063c729 0 780-1063 780-1063">
          <text:p/>
        </draw:path>
        <draw:line draw:style-name="gr8" draw:text-style-name="P4" draw:layer="layout" svg:x1="4.738cm" svg:y1="8.662cm" svg:x2="5.938cm" svg:y2="8.662cm">
          <text:p/>
        </draw:line>
        <draw:line draw:style-name="gr8" draw:text-style-name="P4" draw:layer="layout" svg:x1="5.938cm" svg:y1="8.662cm" svg:x2="5.938cm" svg:y2="9.585cm">
          <text:p/>
        </draw:line>
        <draw:frame draw:style-name="gr7" draw:text-style-name="P5" draw:layer="layout" svg:width="1.015cm" svg:height="0.848cm" svg:x="4.923cm" svg:y="9.862cm">
          <draw:text-box>
            <text:p>r</text:p>
          </draw:text-box>
        </draw:frame>
        <draw:frame draw:style-name="gr9" draw:text-style-name="P3" draw:layer="layout" svg:width="4.061cm" svg:height="1.21cm" svg:x="23.385cm" svg:y="2.57cm">
          <draw:text-box>
            <text:p><text:span text:style-name="T1">Dispersal</text:span></text:p>
          </draw:text-box>
        </draw:frame>
        <draw:line draw:style-name="gr6" draw:text-style-name="P4" draw:layer="layout" svg:x1="24.4cm" svg:y1="3.492cm" svg:x2="24.4cm" svg:y2="5.246cm">
          <text:p/>
        </draw:line>
        <draw:line draw:style-name="gr6" draw:text-style-name="P4" draw:layer="layout" svg:x1="27.354cm" svg:y1="5.246cm" svg:x2="24.4cm" svg:y2="5.246cm">
          <text:p/>
        </draw:line>
        <draw:frame draw:style-name="gr7" draw:text-style-name="P5" draw:layer="layout" svg:width="1.016cm" svg:height="0.848cm" svg:x="23.292cm" svg:y="4.046cm">
          <draw:text-box>
            <text:p>m</text:p>
          </draw:text-box>
        </draw:frame>
        <draw:frame draw:style-name="gr7" draw:text-style-name="P5" draw:layer="layout" svg:width="1.016cm" svg:height="0.848cm" svg:x="25.415cm" svg:y="5.523cm">
          <draw:text-box>
            <text:p>d</text:p>
          </draw:text-box>
        </draw:frame>
        <draw:path draw:style-name="gr8" draw:text-style-name="P4" draw:layer="layout" svg:width="2.923cm" svg:height="2.615cm" draw:transform="skewX (0.655196601198671) rotate (1.26798170157388) translate (24.4923076923077cm 5.15469230769231cm)" svg:viewBox="0 0 2924 2616" svg:d="M0 0c1741 0 357 151 1451 1253 1094 1101 1473 1363 1473 1363">
          <text:p/>
        </draw:path>
        <draw:frame draw:style-name="gr10" draw:text-style-name="P3" draw:layer="layout" svg:width="4.523cm" svg:height="1.211cm" svg:x="23.477cm" svg:y="7.462cm">
          <draw:text-box>
            <text:p><text:span text:style-name="T1">Genetic sample</text:span></text:p>
          </draw:text-box>
        </draw:frame>
        <draw:custom-shape draw:style-name="gr11" draw:text-style-name="P6" draw:layer="layout" svg:width="0.276cm" svg:height="0.094cm" svg:x="24.678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4.77cm" svg:y="9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4.124cm" svg:y="9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5.601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5.601cm" svg:y="8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6.339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76cm" svg:height="0.093cm" svg:x="25.786cm" svg:y="9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4" draw:layer="layout" svg:width="5.513cm" svg:height="2.237cm" draw:transform="skewX (-0.0235619449019235) rotate (-0.150272848596712) translate (7.50769230812924cm 4.2316153811856cm)" svg:viewBox="0 0 5514 2238" svg:d="M0 0c3764 1 5514 2238 5514 2238">
          <text:p/>
        </draw:path>
        <draw:path draw:style-name="gr12" draw:text-style-name="P4" draw:layer="layout" svg:width="5.282cm" svg:height="3.833cm" draw:transform="skewX (0.0151843644923507) rotate (-3.09813395521513) translate (22.6622233736613cm 8.43288212300223cm)" svg:viewBox="0 0 5283 3834" svg:d="M0 3834c4757-2 5283-3834 5283-3834">
          <text:p/>
        </draw:path>
        <draw:path draw:style-name="gr12" draw:text-style-name="P4" draw:layer="layout" svg:width="4.721cm" svg:height="1.703cm" draw:transform="skewX (0.0102974425867666) rotate (-0.133343154852368) translate (7.68676919968895cm 7.36361560050769cm)" svg:viewBox="0 0 4722 1704" svg:d="M0 0c3222 0 4722 1704 4722 1704">
          <text:p/>
        </draw:path>
        <draw:path draw:style-name="gr12" draw:text-style-name="P4" draw:layer="layout" svg:width="4.784cm" svg:height="2.794cm" draw:transform="rotate (-2.57959663444762) translate (25.1384615384615cm 10.047cm)" svg:viewBox="0 0 4785 2795" svg:d="M0 0c2946 0 4785 2795 4785 2795">
          <text:p/>
        </draw:path>
        <draw:frame draw:style-name="gr13" draw:text-style-name="P8" draw:layer="layout" svg:width="18.8cm" svg:height="3.627cm" svg:x="1.6cm" svg:y="15.073cm">
          <draw:text-box>
            <text:p text:style-name="P7"><text:span text:style-name="T2">Step 1</text:span><text:span text:style-name="T2"><text:tab/></text:span><text:span text:style-name="T3">Design your own model</text:span></text:p>
            <text:p text:style-name="P7"><text:span text:style-name="T2">Step 2</text:span><text:span text:style-name="T2"><text:tab/></text:span><text:span text:style-name="T3">Simulate the demography forward in time</text:span></text:p>
            <text:p text:style-name="P7"><text:span text:style-name="T2">Step 3</text:span><text:span text:style-name="T2"><text:tab/></text:span><text:span text:style-name="T3">Simulate the gene genealogies backward in time</text:span></text:p>
            <text:p text:style-name="P7"><text:span text:style-name="T2">Step 4</text:span><text:span text:style-name="T2"><text:tab/></text:span><text:span text:style-name="T3">Estimate any parameter of interest using ABC</text:span></text:p>
          </draw:text-box>
        </draw:frame>
        <draw:custom-shape draw:style-name="gr14" draw:text-style-name="P2" draw:layer="layout" svg:width="2.585cm" svg:height="2.492cm" svg:x="13.692cm" svg:y="11.89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" draw:text-style-name="P1" draw:layer="layout" svg:width="4.431cm" svg:height="1.421cm" svg:x="16.277cm" svg:y="13.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0.368cm" svg:height="0.13cm" svg:x="17.631cm" svg:y="1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8cm" svg:height="0.131cm" svg:x="17.755cm" svg:y="1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8cm" svg:height="0.131cm" svg:x="16.893cm" svg:y="15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9cm" svg:height="0.13cm" svg:x="18.862cm" svg:y="1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9cm" svg:height="0.131cm" svg:x="18.86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9cm" svg:height="0.131cm" svg:x="19.846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68cm" svg:height="0.13cm" svg:x="19.108cm" svg:y="1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7.121cm" svg:y1="15.072cm" svg:x2="17.648cm" svg:y2="13.433cm">
          <text:p/>
        </draw:line>
        <draw:line draw:style-name="gr8" draw:text-style-name="P4" draw:layer="layout" svg:x1="17.86cm" svg:y1="14.417cm" svg:x2="17.649cm" svg:y2="13.433cm">
          <text:p/>
        </draw:line>
        <draw:line draw:style-name="gr8" draw:text-style-name="P4" draw:layer="layout" svg:x1="17.965cm" svg:y1="14.744cm" svg:x2="18.598cm" svg:y2="12.886cm">
          <text:p/>
        </draw:line>
        <draw:line draw:style-name="gr8" draw:text-style-name="P4" draw:layer="layout" svg:x1="19.02cm" svg:y1="14.744cm" svg:x2="18.598cm" svg:y2="12.886cm">
          <text:p/>
        </draw:line>
        <draw:line draw:style-name="gr8" draw:text-style-name="P4" draw:layer="layout" svg:x1="19.969cm" svg:y1="14.199cm" svg:x2="19.231cm" svg:y2="11.903cm">
          <text:p/>
        </draw:line>
        <draw:line draw:style-name="gr8" draw:text-style-name="P4" draw:layer="layout" svg:x1="19.336cm" svg:y1="14.526cm" svg:x2="19.231cm" svg:y2="11.903cm">
          <text:p/>
        </draw:line>
        <draw:line draw:style-name="gr8" draw:text-style-name="P4" draw:layer="layout" svg:x1="19.126cm" svg:y1="14.308cm" svg:x2="19.231cm" svg:y2="11.903cm">
          <text:p/>
        </draw:line>
        <draw:line draw:style-name="gr8" draw:text-style-name="P4" draw:layer="layout" svg:x1="18.176cm" svg:y1="12.121cm" svg:x2="18.598cm" svg:y2="12.886cm">
          <text:p/>
        </draw:line>
        <draw:line draw:style-name="gr8" draw:text-style-name="P4" draw:layer="layout" svg:x1="18.176cm" svg:y1="12.121cm" svg:x2="17.649cm" svg:y2="13.433cm">
          <text:p/>
        </draw:line>
        <draw:line draw:style-name="gr8" draw:text-style-name="P4" draw:layer="layout" svg:x1="18.176cm" svg:y1="12.121cm" svg:x2="18.703cm" svg:y2="11.247cm">
          <text:p/>
        </draw:line>
        <draw:line draw:style-name="gr8" draw:text-style-name="P4" draw:layer="layout" svg:x1="19.231cm" svg:y1="11.903cm" svg:x2="18.704cm" svg:y2="11.247cm">
          <text:p/>
        </draw:line>
        <draw:frame draw:style-name="gr9" draw:text-style-name="P3" draw:layer="layout" svg:width="4.523cm" svg:height="1.21cm" svg:x="21.077cm" svg:y="14.201cm">
          <draw:text-box>
            <text:p><text:span text:style-name="T1">Coalesc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pitch="variable"/>
    <style:font-face style:name="Lato Thin" svg:font-family="'La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2:06:06.594052033</meta:creation-date>
    <dc:date>2018-07-27T14:28:27.143094557</dc:date>
    <meta:editing-duration>PT10M23S</meta:editing-duration>
    <meta:editing-cycles>5</meta:editing-cycles>
    <meta:generator>LibreOffice/6.0.3.2$Linux_X86_64 LibreOffice_project/00m0$Build-2</meta:generator>
    <meta:document-statistic meta:object-count="54"/>
  </office:meta>
</office:document-meta>
</file>